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4398in"/>
    </style:style>
    <style:style style:name="co18" style:family="table-column">
      <style:table-column-properties fo:break-before="auto" style:column-width="0.45in"/>
    </style:style>
    <style:style style:name="co19" style:family="table-column">
      <style:table-column-properties fo:break-before="auto" style:column-width="1.7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F54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  <table:content-validation table:name="val2" table:condition="of:cell-content-is-in-list([$'IPIP Big 5 Sample Questionnaire'.$B$125:$'IPIP Big 5 Sample Questionnaire'.$C$125])" table:allow-empty-cell="false" table:display-list="no" table:base-cell-address="'IPIP Big 5 Sample Questionnaire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9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I Am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I am the life of the party.</text:p>
          </table:table-cell>
          <table:table-cell table:style-name="ce21" table:content-validation-name="val1"/>
          <table:table-cell table:style-name="ce2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lways prepare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terested in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relaxed most of the tim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interested in abstrac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interested in other people's problem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asily disturbe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really interested in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my mood a lo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quick to understand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</text:span>my dutie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quiet around strang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xacting in my work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full of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1" table:content-validation-name="val2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style-name="ce21" table:number-columns-repeated="5"/>
          <table:table-cell table:number-columns-repeated="2"/>
          <table:table-cell table:style-name="Default" table:number-columns-repeated="4"/>
          <table:table-cell table:style-name="ce21" table:number-columns-repeated="2"/>
          <table:table-cell table:number-columns-repeated="27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1:11:19.447914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2:25:22.443995091</dc:date>
    <meta:editing-duration>PT15H29M40S</meta:editing-duration>
    <meta:editing-cycles>55</meta:editing-cycles>
    <meta:generator>LibreOffice/6.4.3.2$Linux_X86_64 LibreOffice_project/40$Build-2</meta:generator>
    <meta:document-statistic meta:table-count="2" meta:cell-count="554" meta:object-count="0"/>
  </office:meta>
</office:document-meta>
</file>